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2.01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0.389cm"/>
    </style:style>
    <style:style style:name="gr5" style:family="graphic" style:parent-style-name="standard">
      <style:graphic-properties draw:textarea-horizontal-align="justify" draw:textarea-vertical-align="middle" draw:auto-grow-height="false" fo:min-height="4.83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P6" style:family="paragraph">
      <style:text-properties fo:color="#2a6099"/>
    </style:style>
    <style:style style:name="P7" style:family="paragraph">
      <loext:graphic-properties draw:fill="none" draw:fill-color="#ffffff"/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67cm" svg:height="2.54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1.762cm" svg:y="2.651cm">
          <draw:text-box>
            <text:p>1 @ 14x14</text:p>
          </draw:text-box>
        </draw:frame>
        <draw:custom-shape draw:style-name="gr3" draw:text-style-name="P1" xml:id="id3" draw:id="id3" draw:layer="layout" svg:width="3.556cm" svg:height="1.651cm" svg:x="6.334cm" svg:y="3.985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889cm" svg:height="2.54cm" svg:x="10.906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2.651cm">
          <draw:text-box>
            <text:p>1x10</text:p>
          </draw:text-box>
        </draw:frame>
        <draw:custom-shape draw:style-name="gr3" draw:text-style-name="P1" xml:id="id2" draw:id="id2" draw:layer="layout" svg:width="3.556cm" svg:height="1.651cm" svg:x="13.446cm" svg:y="6.525cm">
          <text:p text:style-name="P1">con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0.889cm" svg:height="5.08cm" svg:x="18.272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74cm" svg:height="0.962cm" svg:x="17.795cm" svg:y="3.848cm">
          <draw:text-box>
            <text:p>1x20</text:p>
          </draw:text-box>
        </draw:frame>
        <draw:custom-shape draw:style-name="gr3" draw:text-style-name="P1" xml:id="id6" draw:id="id6" draw:layer="layout" svg:width="3.556cm" svg:height="1.651cm" svg:x="20.304cm" svg:y="6.525cm">
          <text:p text:style-name="P1">F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889cm" svg:height="2.54cm" svg:x="24.687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2cm" svg:height="0.962cm" svg:x="24.37cm" svg:y="5.118cm">
          <draw:text-box>
            <text:p>1x2</text:p>
          </draw:text-box>
        </draw:frame>
        <draw:custom-shape draw:style-name="gr1" draw:text-style-name="P1" xml:id="id10" draw:id="id10" draw:layer="layout" svg:width="2.667cm" svg:height="2.54cm" svg:x="2.27cm" svg:y="8.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75cm" svg:height="0.962cm" svg:x="1.762cm" svg:y="7.731cm">
          <draw:text-box>
            <text:p>1 @ 14x14</text:p>
          </draw:text-box>
        </draw:frame>
        <draw:custom-shape draw:style-name="gr3" draw:text-style-name="P1" xml:id="id9" draw:id="id9" draw:layer="layout" svg:width="3.556cm" svg:height="1.651cm" svg:x="6.207cm" svg:y="9.065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889cm" svg:height="2.54cm" svg:x="10.906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7.731cm">
          <draw:text-box>
            <text:p>1x10</text:p>
          </draw:text-box>
        </draw:frame>
        <draw:connector draw:style-name="gr8" draw:text-style-name="P3" draw:layer="layout" draw:type="line" svg:x1="11.795cm" svg:y1="4.81cm" svg:x2="13.966cm" svg:y2="6.766cm" draw:start-shape="id1" draw:start-glue-point="1" draw:end-shape="id2" draw:end-glue-point="5" svg:d="M11795 4810l2171 1956" svg:viewBox="0 0 2172 1957">
          <text:p/>
        </draw:connector>
        <draw:connector draw:style-name="gr8" draw:text-style-name="P3" draw:layer="layout" draw:type="line" svg:x1="9.89cm" svg:y1="4.811cm" svg:x2="10.906cm" svg:y2="4.81cm" draw:start-shape="id3" draw:start-glue-point="10" draw:end-shape="id1" draw:end-glue-point="3" svg:d="M9890 4811l1016-1" svg:viewBox="0 0 1017 2">
          <text:p/>
        </draw:connector>
        <draw:connector draw:style-name="gr8" draw:text-style-name="P3" draw:layer="layout" draw:type="line" svg:x1="4.937cm" svg:y1="4.81cm" svg:x2="6.334cm" svg:y2="4.811cm" draw:start-shape="id4" draw:start-glue-point="1" draw:end-shape="id3" draw:end-glue-point="6" svg:d="M4937 4810l1397 1" svg:viewBox="0 0 1398 2">
          <text:p/>
        </draw:connector>
        <draw:connector draw:style-name="gr8" draw:text-style-name="P3" draw:layer="layout" draw:type="line" svg:x1="17.002cm" svg:y1="7.351cm" svg:x2="18.272cm" svg:y2="7.35cm" draw:start-shape="id2" draw:start-glue-point="10" draw:end-shape="id5" draw:end-glue-point="3" svg:d="M17002 7351l1270-1" svg:viewBox="0 0 1271 2">
          <text:p/>
        </draw:connector>
        <draw:connector draw:style-name="gr8" draw:text-style-name="P3" draw:layer="layout" draw:type="line" svg:x1="19.161cm" svg:y1="7.35cm" svg:x2="20.304cm" svg:y2="7.351cm" draw:start-shape="id5" draw:start-glue-point="1" draw:end-shape="id6" draw:end-glue-point="6" svg:d="M19161 7350l1143 1" svg:viewBox="0 0 1144 2">
          <text:p/>
        </draw:connector>
        <draw:connector draw:style-name="gr8" draw:text-style-name="P3" draw:layer="layout" draw:type="line" svg:x1="23.86cm" svg:y1="7.351cm" svg:x2="24.687cm" svg:y2="7.35cm" draw:start-shape="id6" draw:start-glue-point="10" draw:end-shape="id7" draw:end-glue-point="3" svg:d="M23860 7351l827-1" svg:viewBox="0 0 828 2">
          <text:p/>
        </draw:connector>
        <draw:connector draw:style-name="gr8" draw:text-style-name="P3" draw:layer="layout" draw:type="line" svg:x1="11.795cm" svg:y1="9.89cm" svg:x2="13.966cm" svg:y2="7.935cm" draw:start-shape="id8" draw:start-glue-point="1" draw:end-shape="id2" draw:end-glue-point="7" svg:d="M11795 9890l2171-1955" svg:viewBox="0 0 2172 1956">
          <text:p/>
        </draw:connector>
        <draw:connector draw:style-name="gr8" draw:text-style-name="P3" draw:layer="layout" draw:type="line" svg:x1="9.763cm" svg:y1="9.891cm" svg:x2="10.906cm" svg:y2="9.89cm" draw:start-shape="id9" draw:start-glue-point="10" draw:end-shape="id8" draw:end-glue-point="3" svg:d="M9763 9891l1143-1" svg:viewBox="0 0 1144 2">
          <text:p/>
        </draw:connector>
        <draw:connector draw:style-name="gr8" draw:text-style-name="P3" draw:layer="layout" draw:type="line" svg:x1="4.937cm" svg:y1="9.89cm" svg:x2="6.207cm" svg:y2="9.891cm" draw:start-shape="id10" draw:start-glue-point="1" draw:end-shape="id9" draw:end-glue-point="6" svg:d="M4937 9890l1270 1" svg:viewBox="0 0 1271 2">
          <text:p/>
        </draw:connector>
        <draw:frame draw:style-name="gr2" draw:text-style-name="P5" xml:id="id11" draw:id="id11" draw:layer="layout" svg:width="2.369cm" svg:height="0.962cm" svg:x="14.208cm" svg:y="3.54cm">
          <draw:text-box>
            <text:p text:style-name="P4">Loss 0</text:p>
          </draw:text-box>
        </draw:frame>
        <draw:connector draw:style-name="gr9" draw:text-style-name="P3" draw:layer="layout" svg:x1="11.795cm" svg:y1="4.81cm" svg:x2="14.208cm" svg:y2="4.021cm" draw:start-shape="id1" draw:start-glue-point="1" draw:end-shape="id11" draw:end-glue-point="3" svg:d="M11795 4810h1207v-789h1206" svg:viewBox="0 0 2414 790">
          <text:p/>
        </draw:connector>
        <draw:frame draw:style-name="gr2" draw:text-style-name="P5" xml:id="id12" draw:id="id12" draw:layer="layout" svg:width="2.369cm" svg:height="0.962cm" svg:x="14.208cm" svg:y="10.198cm">
          <draw:text-box>
            <text:p text:style-name="P4">Loss 1</text:p>
          </draw:text-box>
        </draw:frame>
        <draw:connector draw:style-name="gr9" draw:text-style-name="P3" draw:layer="layout" svg:x1="11.795cm" svg:y1="9.89cm" svg:x2="14.208cm" svg:y2="10.679cm" draw:start-shape="id8" draw:start-glue-point="1" draw:end-shape="id12" draw:end-glue-point="3" svg:d="M11795 9890h1207v789h1206" svg:viewBox="0 0 2414 790">
          <text:p/>
        </draw:connector>
        <draw:frame draw:style-name="gr2" draw:text-style-name="P5" xml:id="id13" draw:id="id13" draw:layer="layout" svg:width="1.84cm" svg:height="0.962cm" svg:x="26.331cm" svg:y="6.869cm">
          <draw:text-box>
            <text:p text:style-name="P4">Loss</text:p>
          </draw:text-box>
        </draw:frame>
        <draw:connector draw:style-name="gr8" draw:text-style-name="P3" draw:layer="layout" draw:type="line" svg:x1="25.576cm" svg:y1="7.35cm" svg:x2="26.331cm" svg:y2="7.35cm" draw:start-shape="id7" draw:start-glue-point="1" draw:end-shape="id13" draw:end-glue-point="3" svg:d="M25576 7350h755" svg:viewBox="0 0 756 1">
          <text:p/>
        </draw:connector>
        <draw:frame draw:style-name="gr2" draw:text-style-name="P7" draw:layer="layout" svg:width="2.407cm" svg:height="0.962cm" svg:x="2.403cm" svg:y="1.508cm">
          <draw:text-box>
            <text:p text:style-name="P6">INPUT</text:p>
          </draw:text-box>
        </draw:frame>
        <draw:frame draw:style-name="gr2" draw:text-style-name="P7" draw:layer="layout" svg:width="3.114cm" svg:height="0.962cm" svg:x="23.733cm" svg:y="1.508cm">
          <draw:text-box>
            <text:p text:style-name="P6">OUTPUT</text:p>
          </draw:text-box>
        </draw:frame>
      </draw:page>
      <draw:page draw:name="page2" draw:style-name="dp1" draw:master-page-name="Default">
        <draw:custom-shape draw:style-name="gr1" draw:text-style-name="P1" xml:id="id17" draw:id="id17" draw:layer="layout" svg:width="2.667cm" svg:height="2.54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1.762cm" svg:y="2.651cm">
          <draw:text-box>
            <text:p>1 @ 14x14</text:p>
          </draw:text-box>
        </draw:frame>
        <draw:custom-shape draw:style-name="gr3" draw:text-style-name="P1" xml:id="id16" draw:id="id16" draw:layer="layout" svg:width="3.556cm" svg:height="1.651cm" svg:x="6.334cm" svg:y="3.985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889cm" svg:height="2.54cm" svg:x="10.906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2.651cm">
          <draw:text-box>
            <text:p>1x10</text:p>
          </draw:text-box>
        </draw:frame>
        <draw:custom-shape draw:style-name="gr3" draw:text-style-name="P1" xml:id="id15" draw:id="id15" draw:layer="layout" svg:width="3.556cm" svg:height="1.651cm" svg:x="13.446cm" svg:y="6.525cm">
          <text:p text:style-name="P1">con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889cm" svg:height="5.08cm" svg:x="18.272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74cm" svg:height="0.962cm" svg:x="17.795cm" svg:y="3.848cm">
          <draw:text-box>
            <text:p>1x20</text:p>
          </draw:text-box>
        </draw:frame>
        <draw:custom-shape draw:style-name="gr3" draw:text-style-name="P1" xml:id="id19" draw:id="id19" draw:layer="layout" svg:width="3.556cm" svg:height="1.651cm" svg:x="20.304cm" svg:y="6.525cm">
          <text:p text:style-name="P1">F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0.889cm" svg:height="2.54cm" svg:x="24.687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2cm" svg:height="0.962cm" svg:x="24.37cm" svg:y="5.118cm">
          <draw:text-box>
            <text:p>1x2</text:p>
          </draw:text-box>
        </draw:frame>
        <draw:custom-shape draw:style-name="gr1" draw:text-style-name="P1" xml:id="id23" draw:id="id23" draw:layer="layout" svg:width="2.667cm" svg:height="2.54cm" svg:x="2.27cm" svg:y="8.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75cm" svg:height="0.962cm" svg:x="1.762cm" svg:y="7.731cm">
          <draw:text-box>
            <text:p>1 @ 14x14</text:p>
          </draw:text-box>
        </draw:frame>
        <draw:custom-shape draw:style-name="gr3" draw:text-style-name="P1" xml:id="id22" draw:id="id22" draw:layer="layout" svg:width="3.556cm" svg:height="1.651cm" svg:x="6.207cm" svg:y="9.065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0.889cm" svg:height="2.54cm" svg:x="10.906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7.731cm">
          <draw:text-box>
            <text:p>1x10</text:p>
          </draw:text-box>
        </draw:frame>
        <draw:connector draw:style-name="gr8" draw:text-style-name="P3" draw:layer="layout" draw:type="line" svg:x1="11.795cm" svg:y1="4.81cm" svg:x2="13.966cm" svg:y2="6.766cm" draw:start-shape="id14" draw:start-glue-point="1" draw:end-shape="id15" draw:end-glue-point="5" svg:d="M11795 4810l2171 1956" svg:viewBox="0 0 2172 1957">
          <text:p/>
        </draw:connector>
        <draw:connector draw:style-name="gr8" draw:text-style-name="P3" draw:layer="layout" draw:type="line" svg:x1="9.89cm" svg:y1="4.811cm" svg:x2="10.906cm" svg:y2="4.81cm" draw:start-shape="id16" draw:start-glue-point="10" draw:end-shape="id14" draw:end-glue-point="3" svg:d="M9890 4811l1016-1" svg:viewBox="0 0 1017 2">
          <text:p/>
        </draw:connector>
        <draw:connector draw:style-name="gr8" draw:text-style-name="P3" draw:layer="layout" draw:type="line" svg:x1="4.937cm" svg:y1="4.81cm" svg:x2="6.334cm" svg:y2="4.811cm" draw:start-shape="id17" draw:start-glue-point="1" draw:end-shape="id16" draw:end-glue-point="6" svg:d="M4937 4810l1397 1" svg:viewBox="0 0 1398 2">
          <text:p/>
        </draw:connector>
        <draw:connector draw:style-name="gr8" draw:text-style-name="P3" draw:layer="layout" draw:type="line" svg:x1="17.002cm" svg:y1="7.351cm" svg:x2="18.272cm" svg:y2="7.35cm" draw:start-shape="id15" draw:start-glue-point="10" draw:end-shape="id18" draw:end-glue-point="3" svg:d="M17002 7351l1270-1" svg:viewBox="0 0 1271 2">
          <text:p/>
        </draw:connector>
        <draw:connector draw:style-name="gr8" draw:text-style-name="P3" draw:layer="layout" draw:type="line" svg:x1="19.161cm" svg:y1="7.35cm" svg:x2="20.304cm" svg:y2="7.351cm" draw:start-shape="id18" draw:start-glue-point="1" draw:end-shape="id19" draw:end-glue-point="6" svg:d="M19161 7350l1143 1" svg:viewBox="0 0 1144 2">
          <text:p/>
        </draw:connector>
        <draw:connector draw:style-name="gr8" draw:text-style-name="P3" draw:layer="layout" draw:type="line" svg:x1="23.86cm" svg:y1="7.351cm" svg:x2="24.687cm" svg:y2="7.35cm" draw:start-shape="id19" draw:start-glue-point="10" draw:end-shape="id20" draw:end-glue-point="3" svg:d="M23860 7351l827-1" svg:viewBox="0 0 828 2">
          <text:p/>
        </draw:connector>
        <draw:connector draw:style-name="gr8" draw:text-style-name="P3" draw:layer="layout" draw:type="line" svg:x1="11.795cm" svg:y1="9.89cm" svg:x2="13.966cm" svg:y2="7.935cm" draw:start-shape="id21" draw:start-glue-point="1" draw:end-shape="id15" draw:end-glue-point="7" svg:d="M11795 9890l2171-1955" svg:viewBox="0 0 2172 1956">
          <text:p/>
        </draw:connector>
        <draw:connector draw:style-name="gr8" draw:text-style-name="P3" draw:layer="layout" draw:type="line" svg:x1="9.763cm" svg:y1="9.891cm" svg:x2="10.906cm" svg:y2="9.89cm" draw:start-shape="id22" draw:start-glue-point="10" draw:end-shape="id21" draw:end-glue-point="3" svg:d="M9763 9891l1143-1" svg:viewBox="0 0 1144 2">
          <text:p/>
        </draw:connector>
        <draw:connector draw:style-name="gr8" draw:text-style-name="P3" draw:layer="layout" draw:type="line" svg:x1="4.937cm" svg:y1="9.89cm" svg:x2="6.207cm" svg:y2="9.891cm" draw:start-shape="id23" draw:start-glue-point="1" draw:end-shape="id22" draw:end-glue-point="6" svg:d="M4937 9890l1270 1" svg:viewBox="0 0 1271 2">
          <text:p/>
        </draw:connector>
        <draw:frame draw:style-name="gr2" draw:text-style-name="P5" xml:id="id24" draw:id="id24" draw:layer="layout" svg:width="1.84cm" svg:height="0.962cm" svg:x="26.331cm" svg:y="6.869cm">
          <draw:text-box>
            <text:p text:style-name="P4">Loss</text:p>
          </draw:text-box>
        </draw:frame>
        <draw:connector draw:style-name="gr8" draw:text-style-name="P3" draw:layer="layout" draw:type="line" svg:x1="25.576cm" svg:y1="7.35cm" svg:x2="26.331cm" svg:y2="7.35cm" draw:start-shape="id20" draw:start-glue-point="1" draw:end-shape="id24" draw:end-glue-point="3" svg:d="M25576 7350h755" svg:viewBox="0 0 756 1">
          <text:p/>
        </draw:connector>
        <draw:frame draw:style-name="gr2" draw:text-style-name="P7" draw:layer="layout" svg:width="2.407cm" svg:height="0.962cm" svg:x="2.403cm" svg:y="1.508cm">
          <draw:text-box>
            <text:p text:style-name="P6">INPUT</text:p>
          </draw:text-box>
        </draw:frame>
        <draw:frame draw:style-name="gr2" draw:text-style-name="P7" draw:layer="layout" svg:width="3.114cm" svg:height="0.962cm" svg:x="23.733cm" svg:y="1.508cm">
          <draw:text-box>
            <text:p text:style-name="P6">OUTPUT</text:p>
          </draw:text-box>
        </draw:frame>
      </draw:page>
      <draw:page draw:name="page3" draw:style-name="dp1" draw:master-page-name="Default">
        <draw:custom-shape draw:style-name="gr1" draw:text-style-name="P1" xml:id="id28" draw:id="id28" draw:layer="layout" svg:width="2.667cm" svg:height="2.54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1.762cm" svg:y="2.651cm">
          <draw:text-box>
            <text:p>1 @ 14x14</text:p>
          </draw:text-box>
        </draw:frame>
        <draw:custom-shape draw:style-name="gr3" draw:text-style-name="P1" xml:id="id27" draw:id="id27" draw:layer="layout" svg:width="3.556cm" svg:height="1.651cm" svg:x="6.207cm" svg:y="6.588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0.889cm" svg:height="2.54cm" svg:x="10.906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2.651cm">
          <draw:text-box>
            <text:p>1x10</text:p>
          </draw:text-box>
        </draw:frame>
        <draw:custom-shape draw:style-name="gr3" draw:text-style-name="P1" xml:id="id26" draw:id="id26" draw:layer="layout" svg:width="3.556cm" svg:height="1.651cm" svg:x="13.446cm" svg:y="6.525cm">
          <text:p text:style-name="P1">con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9" draw:id="id29" draw:layer="layout" svg:width="0.889cm" svg:height="5.08cm" svg:x="18.272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74cm" svg:height="0.962cm" svg:x="17.795cm" svg:y="3.848cm">
          <draw:text-box>
            <text:p>1x20</text:p>
          </draw:text-box>
        </draw:frame>
        <draw:custom-shape draw:style-name="gr3" draw:text-style-name="P1" xml:id="id30" draw:id="id30" draw:layer="layout" svg:width="3.556cm" svg:height="1.651cm" svg:x="20.304cm" svg:y="6.525cm">
          <text:p text:style-name="P1">F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0.889cm" svg:height="2.54cm" svg:x="24.687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2cm" svg:height="0.962cm" svg:x="24.37cm" svg:y="5.118cm">
          <draw:text-box>
            <text:p>1x2</text:p>
          </draw:text-box>
        </draw:frame>
        <draw:custom-shape draw:style-name="gr1" draw:text-style-name="P1" xml:id="id33" draw:id="id33" draw:layer="layout" svg:width="2.667cm" svg:height="2.54cm" svg:x="2.27cm" svg:y="8.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75cm" svg:height="0.962cm" svg:x="1.762cm" svg:y="7.731cm">
          <draw:text-box>
            <text:p>1 @ 14x14</text:p>
          </draw:text-box>
        </draw:frame>
        <draw:custom-shape draw:style-name="gr4" draw:text-style-name="P1" xml:id="id32" draw:id="id32" draw:layer="layout" svg:width="0.889cm" svg:height="2.54cm" svg:x="10.906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7.731cm">
          <draw:text-box>
            <text:p>1x10</text:p>
          </draw:text-box>
        </draw:frame>
        <draw:connector draw:style-name="gr8" draw:text-style-name="P3" draw:layer="layout" draw:type="line" svg:x1="11.795cm" svg:y1="4.81cm" svg:x2="13.966cm" svg:y2="6.766cm" draw:start-shape="id25" draw:start-glue-point="1" draw:end-shape="id26" draw:end-glue-point="5" svg:d="M11795 4810l2171 1956" svg:viewBox="0 0 2172 1957">
          <text:p/>
        </draw:connector>
        <draw:connector draw:style-name="gr8" draw:text-style-name="P3" draw:layer="layout" draw:type="line" svg:x1="9.243cm" svg:y1="6.829cm" svg:x2="10.906cm" svg:y2="4.81cm" draw:start-shape="id27" draw:start-glue-point="11" draw:end-shape="id25" draw:end-glue-point="3" svg:d="M9243 6829l1663-2019" svg:viewBox="0 0 1664 2020">
          <text:p/>
        </draw:connector>
        <draw:connector draw:style-name="gr8" draw:text-style-name="P3" draw:layer="layout" draw:type="line" svg:x1="4.937cm" svg:y1="4.81cm" svg:x2="6.727cm" svg:y2="6.829cm" draw:start-shape="id28" draw:start-glue-point="1" draw:end-shape="id27" draw:end-glue-point="5" svg:d="M4937 4810l1790 2019" svg:viewBox="0 0 1791 2020">
          <text:p/>
        </draw:connector>
        <draw:connector draw:style-name="gr8" draw:text-style-name="P3" draw:layer="layout" draw:type="line" svg:x1="17.002cm" svg:y1="7.351cm" svg:x2="18.272cm" svg:y2="7.35cm" draw:start-shape="id26" draw:start-glue-point="10" draw:end-shape="id29" draw:end-glue-point="3" svg:d="M17002 7351l1270-1" svg:viewBox="0 0 1271 2">
          <text:p/>
        </draw:connector>
        <draw:connector draw:style-name="gr8" draw:text-style-name="P3" draw:layer="layout" draw:type="line" svg:x1="19.161cm" svg:y1="7.35cm" svg:x2="20.304cm" svg:y2="7.351cm" draw:start-shape="id29" draw:start-glue-point="1" draw:end-shape="id30" draw:end-glue-point="6" svg:d="M19161 7350l1143 1" svg:viewBox="0 0 1144 2">
          <text:p/>
        </draw:connector>
        <draw:connector draw:style-name="gr8" draw:text-style-name="P3" draw:layer="layout" draw:type="line" svg:x1="23.86cm" svg:y1="7.351cm" svg:x2="24.687cm" svg:y2="7.35cm" draw:start-shape="id30" draw:start-glue-point="10" draw:end-shape="id31" draw:end-glue-point="3" svg:d="M23860 7351l827-1" svg:viewBox="0 0 828 2">
          <text:p/>
        </draw:connector>
        <draw:connector draw:style-name="gr8" draw:text-style-name="P3" draw:layer="layout" draw:type="line" svg:x1="11.795cm" svg:y1="9.89cm" svg:x2="13.966cm" svg:y2="7.935cm" draw:start-shape="id32" draw:start-glue-point="1" draw:end-shape="id26" draw:end-glue-point="7" svg:d="M11795 9890l2171-1955" svg:viewBox="0 0 2172 1956">
          <text:p/>
        </draw:connector>
        <draw:connector draw:style-name="gr8" draw:text-style-name="P3" draw:layer="layout" draw:type="line" svg:x1="9.243cm" svg:y1="7.998cm" svg:x2="10.906cm" svg:y2="9.89cm" draw:start-shape="id27" draw:start-glue-point="9" draw:end-shape="id32" draw:end-glue-point="3" svg:d="M9243 7998l1663 1892" svg:viewBox="0 0 1664 1893">
          <text:p/>
        </draw:connector>
        <draw:connector draw:style-name="gr8" draw:text-style-name="P3" draw:layer="layout" draw:type="line" svg:x1="4.937cm" svg:y1="9.89cm" svg:x2="6.727cm" svg:y2="7.998cm" draw:start-shape="id33" draw:start-glue-point="1" draw:end-shape="id27" draw:end-glue-point="7" svg:d="M4937 9890l1790-1892" svg:viewBox="0 0 1791 1893">
          <text:p/>
        </draw:connector>
        <draw:frame draw:style-name="gr2" draw:text-style-name="P5" xml:id="id34" draw:id="id34" draw:layer="layout" svg:width="1.84cm" svg:height="0.962cm" svg:x="26.331cm" svg:y="6.869cm">
          <draw:text-box>
            <text:p text:style-name="P4">Loss</text:p>
          </draw:text-box>
        </draw:frame>
        <draw:connector draw:style-name="gr8" draw:text-style-name="P3" draw:layer="layout" draw:type="line" svg:x1="25.576cm" svg:y1="7.35cm" svg:x2="26.331cm" svg:y2="7.35cm" draw:start-shape="id31" draw:start-glue-point="1" draw:end-shape="id34" draw:end-glue-point="3" svg:d="M25576 7350h755" svg:viewBox="0 0 756 1">
          <text:p/>
        </draw:connector>
        <draw:frame draw:style-name="gr2" draw:text-style-name="P7" draw:layer="layout" svg:width="2.407cm" svg:height="0.962cm" svg:x="2.403cm" svg:y="1.508cm">
          <draw:text-box>
            <text:p text:style-name="P6">INPUT</text:p>
          </draw:text-box>
        </draw:frame>
        <draw:frame draw:style-name="gr2" draw:text-style-name="P7" draw:layer="layout" svg:width="3.114cm" svg:height="0.962cm" svg:x="23.733cm" svg:y="1.508cm">
          <draw:text-box>
            <text:p text:style-name="P6">OUTPUT</text:p>
          </draw:text-box>
        </draw:frame>
      </draw:page>
      <draw:page draw:name="page4" draw:style-name="dp1" draw:master-page-name="Default">
        <draw:custom-shape draw:style-name="gr1" draw:text-style-name="P1" xml:id="id38" draw:id="id38" draw:layer="layout" svg:width="2.667cm" svg:height="2.54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75cm" svg:height="0.962cm" svg:x="1.762cm" svg:y="2.651cm">
          <draw:text-box>
            <text:p>1 @ 14x14</text:p>
          </draw:text-box>
        </draw:frame>
        <draw:custom-shape draw:style-name="gr3" draw:text-style-name="P1" xml:id="id37" draw:id="id37" draw:layer="layout" svg:width="3.556cm" svg:height="1.651cm" svg:x="6.207cm" svg:y="6.588cm">
          <text:p text:style-name="P1">DC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5" draw:id="id35" draw:layer="layout" svg:width="0.889cm" svg:height="2.54cm" svg:x="10.906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2.651cm">
          <draw:text-box>
            <text:p>1x10</text:p>
          </draw:text-box>
        </draw:frame>
        <draw:custom-shape draw:style-name="gr3" draw:text-style-name="P1" xml:id="id36" draw:id="id36" draw:layer="layout" svg:width="3.556cm" svg:height="1.651cm" svg:x="13.446cm" svg:y="6.525cm">
          <text:p text:style-name="P1">con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9" draw:id="id39" draw:layer="layout" svg:width="0.889cm" svg:height="5.08cm" svg:x="18.272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74cm" svg:height="0.962cm" svg:x="17.795cm" svg:y="3.848cm">
          <draw:text-box>
            <text:p>1x20</text:p>
          </draw:text-box>
        </draw:frame>
        <draw:custom-shape draw:style-name="gr3" draw:text-style-name="P1" xml:id="id40" draw:id="id40" draw:layer="layout" svg:width="3.556cm" svg:height="1.651cm" svg:x="20.304cm" svg:y="6.525cm">
          <text:p text:style-name="P1">F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1" draw:id="id41" draw:layer="layout" svg:width="0.889cm" svg:height="2.54cm" svg:x="24.687cm" svg:y="6.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2cm" svg:height="0.962cm" svg:x="24.37cm" svg:y="5.118cm">
          <draw:text-box>
            <text:p>1x2</text:p>
          </draw:text-box>
        </draw:frame>
        <draw:custom-shape draw:style-name="gr1" draw:text-style-name="P1" xml:id="id43" draw:id="id43" draw:layer="layout" svg:width="2.667cm" svg:height="2.54cm" svg:x="2.27cm" svg:y="8.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75cm" svg:height="0.962cm" svg:x="1.762cm" svg:y="7.731cm">
          <draw:text-box>
            <text:p>1 @ 14x14</text:p>
          </draw:text-box>
        </draw:frame>
        <draw:custom-shape draw:style-name="gr4" draw:text-style-name="P1" xml:id="id42" draw:id="id42" draw:layer="layout" svg:width="0.889cm" svg:height="2.54cm" svg:x="10.906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10.429cm" svg:y="7.731cm">
          <draw:text-box>
            <text:p>1x10</text:p>
          </draw:text-box>
        </draw:frame>
        <draw:connector draw:style-name="gr8" draw:text-style-name="P3" draw:layer="layout" draw:type="line" svg:x1="11.795cm" svg:y1="4.81cm" svg:x2="13.966cm" svg:y2="6.766cm" draw:start-shape="id35" draw:start-glue-point="1" draw:end-shape="id36" draw:end-glue-point="5" svg:d="M11795 4810l2171 1956" svg:viewBox="0 0 2172 1957">
          <text:p/>
        </draw:connector>
        <draw:connector draw:style-name="gr8" draw:text-style-name="P3" draw:layer="layout" draw:type="line" svg:x1="9.243cm" svg:y1="6.829cm" svg:x2="10.906cm" svg:y2="4.81cm" draw:start-shape="id37" draw:start-glue-point="11" draw:end-shape="id35" draw:end-glue-point="3" svg:d="M9243 6829l1663-2019" svg:viewBox="0 0 1664 2020">
          <text:p/>
        </draw:connector>
        <draw:connector draw:style-name="gr8" draw:text-style-name="P3" draw:layer="layout" draw:type="line" svg:x1="4.937cm" svg:y1="4.81cm" svg:x2="6.727cm" svg:y2="6.829cm" draw:start-shape="id38" draw:start-glue-point="1" draw:end-shape="id37" draw:end-glue-point="5" svg:d="M4937 4810l1790 2019" svg:viewBox="0 0 1791 2020">
          <text:p/>
        </draw:connector>
        <draw:connector draw:style-name="gr8" draw:text-style-name="P3" draw:layer="layout" draw:type="line" svg:x1="17.002cm" svg:y1="7.351cm" svg:x2="18.272cm" svg:y2="7.35cm" draw:start-shape="id36" draw:start-glue-point="10" draw:end-shape="id39" draw:end-glue-point="3" svg:d="M17002 7351l1270-1" svg:viewBox="0 0 1271 2">
          <text:p/>
        </draw:connector>
        <draw:connector draw:style-name="gr8" draw:text-style-name="P3" draw:layer="layout" draw:type="line" svg:x1="19.161cm" svg:y1="7.35cm" svg:x2="20.304cm" svg:y2="7.351cm" draw:start-shape="id39" draw:start-glue-point="1" draw:end-shape="id40" draw:end-glue-point="6" svg:d="M19161 7350l1143 1" svg:viewBox="0 0 1144 2">
          <text:p/>
        </draw:connector>
        <draw:connector draw:style-name="gr8" draw:text-style-name="P3" draw:layer="layout" draw:type="line" svg:x1="23.86cm" svg:y1="7.351cm" svg:x2="24.687cm" svg:y2="7.35cm" draw:start-shape="id40" draw:start-glue-point="10" draw:end-shape="id41" draw:end-glue-point="3" svg:d="M23860 7351l827-1" svg:viewBox="0 0 828 2">
          <text:p/>
        </draw:connector>
        <draw:connector draw:style-name="gr8" draw:text-style-name="P3" draw:layer="layout" draw:type="line" svg:x1="11.795cm" svg:y1="9.89cm" svg:x2="13.966cm" svg:y2="7.935cm" draw:start-shape="id42" draw:start-glue-point="1" draw:end-shape="id36" draw:end-glue-point="7" svg:d="M11795 9890l2171-1955" svg:viewBox="0 0 2172 1956">
          <text:p/>
        </draw:connector>
        <draw:connector draw:style-name="gr8" draw:text-style-name="P3" draw:layer="layout" draw:type="line" svg:x1="9.243cm" svg:y1="7.998cm" svg:x2="10.906cm" svg:y2="9.89cm" draw:start-shape="id37" draw:start-glue-point="9" draw:end-shape="id42" draw:end-glue-point="3" svg:d="M9243 7998l1663 1892" svg:viewBox="0 0 1664 1893">
          <text:p/>
        </draw:connector>
        <draw:connector draw:style-name="gr8" draw:text-style-name="P3" draw:layer="layout" draw:type="line" svg:x1="4.937cm" svg:y1="9.89cm" svg:x2="6.727cm" svg:y2="7.998cm" draw:start-shape="id43" draw:start-glue-point="1" draw:end-shape="id37" draw:end-glue-point="7" svg:d="M4937 9890l1790-1892" svg:viewBox="0 0 1791 1893">
          <text:p/>
        </draw:connector>
        <draw:frame draw:style-name="gr2" draw:text-style-name="P5" xml:id="id44" draw:id="id44" draw:layer="layout" svg:width="1.84cm" svg:height="0.962cm" svg:x="26.331cm" svg:y="6.869cm">
          <draw:text-box>
            <text:p text:style-name="P4">Loss</text:p>
          </draw:text-box>
        </draw:frame>
        <draw:connector draw:style-name="gr8" draw:text-style-name="P3" draw:layer="layout" draw:type="line" svg:x1="25.576cm" svg:y1="7.35cm" svg:x2="26.331cm" svg:y2="7.35cm" draw:start-shape="id41" draw:start-glue-point="1" draw:end-shape="id44" draw:end-glue-point="3" svg:d="M25576 7350h755" svg:viewBox="0 0 756 1">
          <text:p/>
        </draw:connector>
        <draw:frame draw:style-name="gr2" draw:text-style-name="P7" draw:layer="layout" svg:width="2.407cm" svg:height="0.962cm" svg:x="2.403cm" svg:y="1.508cm">
          <draw:text-box>
            <text:p text:style-name="P6">INPUT</text:p>
          </draw:text-box>
        </draw:frame>
        <draw:frame draw:style-name="gr2" draw:text-style-name="P7" draw:layer="layout" svg:width="3.114cm" svg:height="0.962cm" svg:x="23.733cm" svg:y="1.508cm">
          <draw:text-box>
            <text:p text:style-name="P6">OUTPUT</text:p>
          </draw:text-box>
        </draw:frame>
        <draw:frame draw:style-name="gr2" draw:text-style-name="P5" xml:id="id45" draw:id="id45" draw:layer="layout" svg:width="2.369cm" svg:height="0.962cm" svg:x="14.209cm" svg:y="3.54cm">
          <draw:text-box>
            <text:p text:style-name="P4">Loss 0</text:p>
          </draw:text-box>
        </draw:frame>
        <draw:frame draw:style-name="gr2" draw:text-style-name="P5" xml:id="id46" draw:id="id46" draw:layer="layout" svg:width="2.369cm" svg:height="0.962cm" svg:x="14.209cm" svg:y="10.198cm">
          <draw:text-box>
            <text:p text:style-name="P4">Loss 1</text:p>
          </draw:text-box>
        </draw:frame>
        <draw:connector draw:style-name="gr9" draw:text-style-name="P3" draw:layer="layout" svg:x1="11.795cm" svg:y1="4.81cm" svg:x2="14.209cm" svg:y2="4.021cm" draw:start-shape="id35" draw:start-glue-point="1" draw:end-shape="id45" draw:end-glue-point="3" svg:d="M11795 4810h1207v-789h1207" svg:viewBox="0 0 2415 790">
          <text:p/>
        </draw:connector>
        <draw:connector draw:style-name="gr9" draw:text-style-name="P3" draw:layer="layout" svg:x1="11.795cm" svg:y1="9.89cm" svg:x2="14.209cm" svg:y2="10.679cm" draw:start-shape="id42" draw:start-glue-point="1" draw:end-shape="id46" draw:end-glue-point="3" svg:d="M11795 9890h1207v789h1207" svg:viewBox="0 0 2415 79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0:02:57.256708215</meta:creation-date>
    <dc:date>2020-05-22T20:36:10.650600983</dc:date>
    <meta:editing-duration>PT21M59S</meta:editing-duration>
    <meta:editing-cycles>14</meta:editing-cycles>
    <meta:generator>LibreOffice/6.4.3.2$Linux_X86_64 LibreOffice_project/40$Build-2</meta:generator>
    <meta:document-statistic meta:object-count="1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0-05-22T20:26:08"/>
  <VL:version-entry VL:title="Version2" VL:comment="" VL:creator="" dc:date-time="2020-05-22T20:28:54"/>
</VL:version-list>
</file>